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0e1" officeooo:paragraph-rsid="000910e1"/>
    </style:style>
    <style:style style:name="P2" style:family="paragraph" style:parent-style-name="Standard">
      <style:text-properties officeooo:rsid="000910e1" officeooo:paragraph-rsid="000910e1"/>
    </style:style>
    <style:style style:name="P3" style:family="paragraph" style:parent-style-name="Standard">
      <style:text-properties officeooo:rsid="00108e91" officeooo:paragraph-rsid="00108e91"/>
    </style:style>
    <style:style style:name="P4" style:family="paragraph" style:parent-style-name="Standard">
      <style:text-properties officeooo:rsid="000910e1" officeooo:paragraph-rsid="000910e1" fo:background-color="#ffff00"/>
    </style:style>
    <style:style style:name="P5" style:family="paragraph" style:parent-style-name="Standard">
      <style:text-properties officeooo:rsid="00108e91" officeooo:paragraph-rsid="00108e91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fix to Postfix</text:p>
      <text:p text:style-name="P1">((A+B) * C – D)* E)</text:p>
      <text:p text:style-name="P1">(<text:span text:style-name="T1">AB+</text:span> <text:s text:c="3"/>* C – D)* E</text:p>
      <text:p text:style-name="P1">(<text:span text:style-name="T1">AB+C*</text:span><text:span text:style-name="T2"> - D) * E</text:span></text:p>
      <text:p text:style-name="P1"><text:span text:style-name="T1">(AB+C*D-) </text:span><text:span text:style-name="T2">* E</text:span></text:p>
      <text:p text:style-name="P4">(AB+C*D-E*)</text:p>
      <text:p text:style-name="P4"/>
      <text:p text:style-name="P5">motivation: The machine finds it easier to process Postfix or Prefi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0:06:22.708929500</meta:creation-date>
    <dc:date>2024-05-17T10:41:44.347233867</dc:date>
    <meta:editing-duration>PT6M2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3" meta:character-count="162" meta:non-whitespace-character-count="131"/>
  </office:meta>
</office:document-meta>
</file>